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.973cm" fo:min-width="4.5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6.227cm" fo:min-width="4.5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608cm" fo:min-width="5.34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6.735cm" fo:min-width="6.358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3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6.223cm" svg:x="2.14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477cm" svg:x="2.016cm" svg:y="15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6.858cm" svg:x="13.319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8cm" svg:height="6.985cm" svg:x="12.684cm" svg:y="15.22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557cm" svg:y1="17.129cm" svg:x2="19.542cm" svg:y2="17.129cm">
          <text:p/>
        </draw:line>
        <draw:line draw:style-name="gr5" draw:text-style-name="P2" draw:layer="layout" svg:x1="2.016cm" svg:y1="16.875cm" svg:x2="7.223cm" svg:y2="16.875cm">
          <text:p/>
        </draw:line>
        <draw:line draw:style-name="gr5" draw:text-style-name="P2" draw:layer="layout" svg:x1="2.143cm" svg:y1="6.08cm" svg:x2="7.35cm" svg:y2="6.08cm">
          <text:p/>
        </draw:line>
        <draw:frame draw:style-name="gr6" draw:text-style-name="P3" draw:layer="layout" svg:width="4.064cm" svg:height="0.962cm" svg:x="2.672cm" svg:y="4.98cm">
          <draw:text-box>
            <text:p>Gym</text:p>
          </draw:text-box>
        </draw:frame>
        <draw:frame draw:style-name="gr7" draw:text-style-name="P3" draw:layer="layout" svg:width="3.937cm" svg:height="4.064cm" svg:x="2.651cm" svg:y="6.334cm">
          <draw:text-box>
            <text:p>Names</text:p>
            <text:p>Address</text:p>
            <text:p>tele_num</text:p>
          </draw:text-box>
        </draw:frame>
        <draw:line draw:style-name="gr5" draw:text-style-name="P2" draw:layer="layout" svg:x1="13.446cm" svg:y1="5.572cm" svg:x2="18.653cm" svg:y2="5.572cm">
          <text:p/>
        </draw:line>
        <draw:frame draw:style-name="gr8" draw:text-style-name="P3" draw:layer="layout" svg:width="4.064cm" svg:height="1.089cm" svg:x="13.827cm" svg:y="4.556cm">
          <draw:text-box>
            <text:p>Members</text:p>
          </draw:text-box>
        </draw:frame>
        <draw:frame draw:style-name="gr9" draw:text-style-name="P3" draw:layer="layout" svg:width="4.826cm" svg:height="4.572cm" svg:x="13.827cm" svg:y="5.953cm">
          <draw:text-box>
            <text:p>#id</text:p>
            <text:p>Last_name</text:p>
            <text:p>first_name</text:p>
            <text:p>Address</text:p>
            <text:p>Date_of_birth</text:p>
            <text:p>Gender </text:p>
          </draw:text-box>
        </draw:frame>
        <draw:frame draw:style-name="gr6" draw:text-style-name="P3" draw:layer="layout" svg:width="4.318cm" svg:height="0.962cm" svg:x="2.524cm" svg:y="15.986cm">
          <draw:text-box>
            <text:p>Coaches </text:p>
          </draw:text-box>
        </draw:frame>
        <draw:frame draw:style-name="gr7" draw:text-style-name="P3" draw:layer="layout" svg:width="3.937cm" svg:height="4.064cm" svg:x="2.651cm" svg:y="17.51cm">
          <draw:text-box>
            <text:p>last_name </text:p>
            <text:p>first_name</text:p>
            <text:p>Age</text:p>
            <text:p>Specialty </text:p>
          </draw:text-box>
        </draw:frame>
        <draw:frame draw:style-name="gr10" draw:text-style-name="P3" draw:layer="layout" svg:width="4.191cm" svg:height="1.016cm" svg:x="13.192cm" svg:y="15.605cm">
          <draw:text-box>
            <text:p>Sessions</text:p>
          </draw:text-box>
        </draw:frame>
        <draw:frame draw:style-name="gr11" draw:text-style-name="P3" draw:layer="layout" svg:width="5.207cm" svg:height="4.191cm" svg:x="13.319cm" svg:y="17.383cm">
          <draw:text-box>
            <text:p>#type_of_sport </text:p>
            <text:p>Schedule</text:p>
            <text:p/>
          </draw:text-box>
        </draw:frame>
        <draw:line draw:style-name="gr5" draw:text-style-name="P2" draw:layer="layout" svg:x1="7.223cm" svg:y1="7.604cm" svg:x2="13.192cm" svg:y2="7.604cm">
          <text:p/>
        </draw:line>
        <draw:frame draw:style-name="gr10" draw:text-style-name="P3" draw:layer="layout" svg:width="3.556cm" svg:height="1.016cm" svg:x="8.493cm" svg:y="6.588cm">
          <draw:text-box>
            <text:p>Register </text:p>
          </draw:text-box>
        </draw:frame>
        <draw:frame draw:style-name="gr12" draw:text-style-name="P3" draw:layer="layout" svg:width="2.286cm" svg:height="0.962cm" svg:x="7.096cm" svg:y="6.461cm">
          <draw:text-box>
            <text:p>1.1</text:p>
          </draw:text-box>
        </draw:frame>
        <draw:frame draw:style-name="gr13" draw:text-style-name="P3" draw:layer="layout" svg:width="1.651cm" svg:height="1.8cm" svg:x="11.802cm" svg:y="6.623cm">
          <draw:text-box>
            <text:p>1.*</text:p>
          </draw:text-box>
        </draw:frame>
        <draw:line draw:style-name="gr5" draw:text-style-name="P2" draw:layer="layout" svg:x1="15.859cm" svg:y1="11.033cm" svg:x2="15.859cm" svg:y2="15.351cm">
          <text:p/>
        </draw:line>
        <draw:frame draw:style-name="gr14" draw:text-style-name="P3" draw:layer="layout" svg:width="2.286cm" svg:height="1.343cm" svg:x="16.24cm" svg:y="11.16cm">
          <draw:text-box>
            <text:p>1.20</text:p>
          </draw:text-box>
        </draw:frame>
        <draw:frame draw:style-name="gr15" draw:text-style-name="P3" draw:layer="layout" svg:width="1.905cm" svg:height="0.962cm" svg:x="16.367cm" svg:y="14.462cm">
          <draw:text-box>
            <text:p>1.*</text:p>
          </draw:text-box>
        </draw:frame>
        <draw:frame draw:style-name="gr16" draw:text-style-name="P3" draw:layer="layout" svg:width="4.699cm" svg:height="1.673cm" svg:x="15.732cm" svg:y="12.789cm">
          <draw:text-box>
            <text:p>accommodate</text:p>
          </draw:text-box>
        </draw:frame>
        <draw:line draw:style-name="gr5" draw:text-style-name="P2" draw:layer="layout" svg:x1="6.969cm" svg:y1="19.288cm" svg:x2="12.938cm" svg:y2="19.288cm">
          <text:p/>
        </draw:line>
        <draw:frame draw:style-name="gr17" draw:text-style-name="P3" draw:layer="layout" svg:width="2.413cm" svg:height="0.962cm" svg:x="8.62cm" svg:y="18.199cm">
          <draw:text-box>
            <text:p>Led by</text:p>
          </draw:text-box>
        </draw:frame>
        <draw:frame draw:style-name="gr18" draw:text-style-name="P3" draw:layer="layout" svg:width="1.905cm" svg:height="2.384cm" svg:x="7.35cm" svg:y="18.145cm">
          <draw:text-box>
            <text:p>1.2</text:p>
          </draw:text-box>
        </draw:frame>
        <draw:frame draw:style-name="gr19" draw:text-style-name="P3" draw:layer="layout" svg:width="1.651cm" svg:height="1.778cm" svg:x="11.033cm" svg:y="18.272cm">
          <draw:text-box>
            <text:p>1.*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22:42:15.407740931</meta:creation-date>
    <dc:date>2022-11-06T22:59:46.239631665</dc:date>
    <meta:editing-duration>PT7M</meta:editing-duration>
    <meta:editing-cycles>1</meta:editing-cycles>
    <meta:document-statistic meta:object-count="28"/>
    <meta:generator>LibreOffice/6.4.7.2$Linux_X86_64 LibreOffice_project/40$Build-2</meta:generator>
  </office:meta>
</office:document-meta>
</file>